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officeooo:rsid="00036273" officeooo:paragraph-rsid="00036273"/>
    </style:style>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T1" style:family="text">
      <style:text-properties officeooo:rsid="0003627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tructure du PDF</text:h>
      <text:h text:style-name="Heading_20_4" text:outline-level="4"><text:span text:style-name="Strong_20_Emphasis">Page de titre</text:span></text:h>
      <text:list text:style-name="L1">
        <text:list-item>
          <text:p text:style-name="P1"><text:span text:style-name="Strong_20_Emphasis">Titre</text:span> : "Planification du projet e-commerce SaaS Cyna - Réunions initiales"</text:p>
        </text:list-item>
        <text:list-item>
          <text:p text:style-name="P1"><text:span text:style-name="Strong_20_Emphasis">Sous-titre</text:span> : "Suivi des réunions de lancement et de planification"</text:p>
        </text:list-item>
        <text:list-item>
          <text:p text:style-name="P1"><text:span text:style-name="Strong_20_Emphasis">Date de création du document</text:span> : [Date]</text:p>
        </text:list-item>
        <text:list-item>
          <text:p text:style-name="P1"><text:span text:style-name="Strong_20_Emphasis">Membres du groupe</text:span> : [<text:span text:style-name="T1">Nour Walid Ali Hasnae</text:span>]</text:p>
        </text:list-item>
        <text:list-item>
          <text:p text:style-name="P1"><text:span text:style-name="Strong_20_Emphasis">Nom du projet</text:span> : "Développement de la plateforme e-commerce SaaS pour Cyna"</text:p>
        </text:list-item>
      </text:list>
      <text:h text:style-name="Heading_20_4" text:outline-level="4"><text:span text:style-name="Strong_20_Emphasis">Table des matières</text:span></text:h>
      <text:list text:style-name="L2">
        <text:list-item>
          <text:p text:style-name="P2">Introduction</text:p>
        </text:list-item>
        <text:list-item>
          <text:p text:style-name="P2">Réunion 1 : Lancement du projet</text:p>
          <text:list>
            <text:list-item>
              <text:p text:style-name="P2">Objectifs de la réunion</text:p>
            </text:list-item>
            <text:list-item>
              <text:p text:style-name="P2">Participants</text:p>
            </text:list-item>
            <text:list-item>
              <text:p text:style-name="P2">Résumé des discussions</text:p>
            </text:list-item>
            <text:list-item>
              <text:p text:style-name="P2">Décisions prises</text:p>
            </text:list-item>
          </text:list>
        </text:list-item>
        <text:list-item>
          <text:p text:style-name="P2">Réunion 2 : Planification détaillée et répartition des tâches</text:p>
          <text:list>
            <text:list-item>
              <text:p text:style-name="P2">Objectifs de la réunion</text:p>
            </text:list-item>
            <text:list-item>
              <text:p text:style-name="P2">Participants</text:p>
            </text:list-item>
            <text:list-item>
              <text:p text:style-name="P2">Résumé des discussions</text:p>
            </text:list-item>
            <text:list-item>
              <text:p text:style-name="P2">Décisions prises</text:p>
            </text:list-item>
          </text:list>
        </text:list-item>
        <text:list-item>
          <text:p text:style-name="P2">Conclusion</text:p>
        </text:list-item>
        <text:list-item>
          <text:p text:style-name="P2">Annexe : Documents complémentaires (ex : diagrammes, schémas d'architecture, outils utilisés)</text:p>
        </text:list-item>
      </text:list>
      <text:h text:style-name="Heading_20_3" text:outline-level="3"><text:span text:style-name="Strong_20_Emphasis">1. Introduction</text:span></text:h>
      <text:p text:style-name="Text_20_body">Cette section présente brièvement le projet, les objectifs de la réunion, et le contexte global du projet. Par exemple :</text:p>
      <text:p text:style-name="Quotations"><text:span text:style-name="Strong_20_Emphasis">Projet e-commerce SaaS Cyna</text:span> : Le projet consiste à développer une plateforme e-commerce pour la vente de solutions de sécurité SaaS pour les entreprises, incluant une interface web et une application mobile. L'objectif est de proposer une expérience utilisateur fluide, sécurisée et mobile-first.</text:p>
      <text:h text:style-name="Heading_20_3" text:outline-level="3"><text:span text:style-name="Strong_20_Emphasis">2. Réunion 1 : Lancement du projet</text:span></text:h>
      <text:h text:style-name="Heading_20_4" text:outline-level="4"><text:span text:style-name="Strong_20_Emphasis">Objectifs de la réunion</text:span></text:h>
      <text:list text:style-name="L3">
        <text:list-item>
          <text:p text:style-name="P3">Lancer officiellement le projet et établir les premières bases du travail.</text:p>
        </text:list-item>
        <text:list-item>
          <text:p text:style-name="P3"><text:soft-page-break/>Discuter de l'architecture du projet, des choix technologiques, et des objectifs de haut niveau.</text:p>
        </text:list-item>
        <text:list-item>
          <text:p text:style-name="P3">Définir les grandes lignes du plan de travail et des délais.</text:p>
        </text:list-item>
      </text:list>
      <text:h text:style-name="Heading_20_4" text:outline-level="4"><text:span text:style-name="Strong_20_Emphasis">Participants</text:span></text:h>
      <text:list text:style-name="L4">
        <text:list-item>
          <text:p text:style-name="P4">Walid <text:s/>(Chef de projet)</text:p>
        </text:list-item>
        <text:list-item>
          <text:p text:style-name="P4"><text:span text:style-name="T1">Nour</text:span></text:p>
        </text:list-item>
        <text:list-item>
          <text:p text:style-name="P4"><text:span text:style-name="T1">Ali</text:span></text:p>
        </text:list-item>
        <text:list-item>
          <text:p text:style-name="P5">Hasnae</text:p>
        </text:list-item>
      </text:list>
      <text:h text:style-name="Heading_20_4" text:outline-level="4"><text:span text:style-name="Strong_20_Emphasis">Résumé des discussions</text:span></text:h>
      <text:list text:style-name="L5">
        <text:list-item>
          <text:p text:style-name="P6"><text:span text:style-name="Strong_20_Emphasis">Présentation générale du projet</text:span> : Explication du projet SaaS et des attentes de l'entreprise Cyna.</text:p>
        </text:list-item>
        <text:list-item>
          <text:p text:style-name="P6"><text:span text:style-name="Strong_20_Emphasis">Objectifs à court terme</text:span> : Finalisation de l'architecture du système, choix des technologies, et mise en place des premiers éléments de l’interface utilisateur.</text:p>
        </text:list-item>
        <text:list-item>
          <text:p text:style-name="P6"><text:span text:style-name="Strong_20_Emphasis">Technologies proposées</text:span> : Node.js pour le back-end, React pour le front-end, PostgreSQL pour la base de données.</text:p>
        </text:list-item>
      </text:list>
      <text:h text:style-name="Heading_20_4" text:outline-level="4"><text:span text:style-name="Strong_20_Emphasis">Décisions prises</text:span></text:h>
      <text:list text:style-name="L6">
        <text:list-item>
          <text:p text:style-name="P7">Choix des technologies validés : Node.js, React, <text:span text:style-name="T1">Ampps</text:span>.</text:p>
        </text:list-item>
        <text:list-item>
          <text:p text:style-name="P7">Définition des premières étapes du développement : Architecture de base, création du dépôt Git, et structuration du projet.</text:p>
        </text:list-item>
        <text:list-item>
          <text:p text:style-name="P7">Première réunion de suivi prévue dans 2 semaines pour faire le point sur l’avancement.</text:p>
        </text:list-item>
      </text:list>
      <text:h text:style-name="Heading_20_3" text:outline-level="3"><text:span text:style-name="Strong_20_Emphasis">3. Réunion 2 : Planification détaillée et répartition des tâches</text:span></text:h>
      <text:h text:style-name="Heading_20_4" text:outline-level="4"><text:span text:style-name="Strong_20_Emphasis">Objectifs de la réunion</text:span></text:h>
      <text:list text:style-name="L7">
        <text:list-item>
          <text:p text:style-name="P8">Détail de la planification du projet selon la méthode PMBOK.</text:p>
        </text:list-item>
        <text:list-item>
          <text:p text:style-name="P8">Répartition des tâches en fonction des niveaux de difficulté (faible, moyenne, élevée).</text:p>
        </text:list-item>
        <text:list-item>
          <text:p text:style-name="P8">Mise en place de l’outil de gestion de projet (Trello ou Asana).</text:p>
        </text:list-item>
      </text:list>
      <text:h text:style-name="Heading_20_4" text:outline-level="4"><text:span text:style-name="Strong_20_Emphasis">Participants</text:span></text:h>
      <text:list text:style-name="L8">
        <text:list-item>
          <text:p text:style-name="P9">Walid (Chef de projet)</text:p>
        </text:list-item>
        <text:list-item>
          <text:p text:style-name="P9"/>
        </text:list-item>
        <text:list-item>
          <text:p text:style-name="P9">[Nom 3]</text:p>
        </text:list-item>
        <text:list-item>
          <text:p text:style-name="P9">[Nom 4]</text:p>
        </text:list-item>
      </text:list>
      <text:h text:style-name="Heading_20_4" text:outline-level="4"><text:span text:style-name="Strong_20_Emphasis">Résumé des discussions</text:span></text:h>
      <text:list text:style-name="L9">
        <text:list-item>
          <text:p text:style-name="P10"><text:span text:style-name="Strong_20_Emphasis">Répartition des tâches par niveau de difficulté</text:span> : Les tâches ont été classées en trois catégories : faible, moyenne, élevée.</text:p>
        </text:list-item>
        <text:list-item>
          <text:p text:style-name="P10"><text:soft-page-break/><text:span text:style-name="Strong_20_Emphasis">Outils utilisés</text:span> : Utilisation de Trello pour suivre les progrès et les échéances.</text:p>
        </text:list-item>
        <text:list-item>
          <text:p text:style-name="P10"><text:span text:style-name="Strong_20_Emphasis">Planification des premières étapes</text:span> : Les tâches simples seront effectuées en premier pour établir une base solide (ex : création de la page d’accueil, définition de la structure de la base de données).</text:p>
        </text:list-item>
      </text:list>
      <text:h text:style-name="Heading_20_4" text:outline-level="4"><text:span text:style-name="Strong_20_Emphasis">Décisions prises</text:span></text:h>
      <text:list text:style-name="L10">
        <text:list-item>
          <text:p text:style-name="P11">Les tâches les plus simples seront assignées en priorité pour garantir une mise en place fluide du projet.</text:p>
        </text:list-item>
        <text:list-item>
          <text:p text:style-name="P11">Création d’un repository Git centralisé pour la gestion du code.</text:p>
        </text:list-item>
        <text:list-item>
          <text:p text:style-name="P11">Le suivi des tâches sera effectué via Trello, avec un système de colonnes pour visualiser l’état d’avancement (Backlog, En cours, Terminé).</text:p>
        </text:list-item>
      </text:list>
      <text:h text:style-name="Heading_20_3" text:outline-level="3"><text:span text:style-name="Strong_20_Emphasis">4. Conclusion</text:span></text:h>
      <text:p text:style-name="Text_20_body">Cette section résume l'importance des deux réunions dans le processus de lancement et de planification du projet. Vous pouvez conclure en mentionnant les prochaines étapes du projet et l’importance d’une communication continue entre les membres.</text:p>
      <text:p text:style-name="Quotations"><text:span text:style-name="Strong_20_Emphasis">Prochaines étapes</text:span> : Dans les prochaines semaines, l'équipe devra se concentrer sur la création de la base de données, l'intégration des API, et la mise en place de la première version du front-end. La réunion de suivi est prévue dans deux semaines pour évaluer l'avancement du projet.</text:p>
      <text:h text:style-name="Heading_20_3" text:outline-level="3"><text:span text:style-name="Strong_20_Emphasis">5. Annexe</text:span></text:h>
      <text:p text:style-name="Text_20_body">Dans cette section, vous pouvez inclure tous les diagrammes ou schémas techniques créés durant les réunions (par exemple, l’architecture du système, les diagrammes de flux de données, etc.).</text:p>
      <text:h text:style-name="Heading_20_3" text:outline-level="3">Comment rédiger ce document :</text:h>
      <text:list text:style-name="L11">
        <text:list-item>
          <text:p text:style-name="P12"><text:span text:style-name="Strong_20_Emphasis">Utiliser des outils de traitement de texte</text:span> : Vous pouvez utiliser <text:span text:style-name="Strong_20_Emphasis">Google Docs</text:span>, <text:span text:style-name="Strong_20_Emphasis">Microsoft Word</text:span> ou tout autre éditeur de texte pour structurer votre document.</text:p>
        </text:list-item>
        <text:list-item>
          <text:p text:style-name="P12"><text:span text:style-name="Strong_20_Emphasis">Exporter en PDF</text:span> : Une fois le document rédigé, vous pouvez l'exporter en PDF pour une présentation professionnelle. Dans <text:span text:style-name="Strong_20_Emphasis">Google Docs</text:span>, il suffit de sélectionner "Fichier &gt; Télécharger &gt; PDF" et dans <text:span text:style-name="Strong_20_Emphasis">Microsoft Word</text:span>, "Fichier &gt; Enregistrer sous &gt; PDF".</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0:50:04.054000000</meta:creation-date>
    <dc:date>2025-03-27T11:08:46.574000000</dc:date>
    <meta:editing-duration>PT8M30S</meta:editing-duration>
    <meta:editing-cycles>1</meta:editing-cycles>
    <meta:generator>LibreOffice/24.8.5.2$Windows_X86_64 LibreOffice_project/fddf2685c70b461e7832239a0162a77216259f22</meta:generator>
    <meta:document-statistic meta:table-count="0" meta:image-count="0" meta:object-count="0" meta:page-count="3" meta:paragraph-count="68" meta:word-count="732" meta:character-count="4466" meta:non-whitespace-character-count="3846"/>
  </office:meta>
</office:document-meta>
</file>